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A" table:style-name="ce1">
            <text:p>A</text:p>
          </table:table-cell>
          <table:table-cell office:value-type="string" office:value="B" table:style-name="ce1">
            <text:p>B</text:p>
          </table:table-cell>
          <table:table-cell office:value-type="string" office:value="C" table:style-name="ce1">
            <text:p>C</text:p>
          </table:table-cell>
          <table:table-cell office:value-type="string" office:value="D" table:style-name="ce1">
            <text:p>D</text:p>
          </table:table-cell>
          <table:table-cell office:value-type="string" office:value="AB" table:style-name="ce1">
            <text:p>AB</text:p>
          </table:table-cell>
          <table:table-cell office:value-type="string" office:value="AC" table:style-name="ce1">
            <text:p>AC</text:p>
          </table:table-cell>
          <table:table-cell office:value-type="string" office:value="AD" table:style-name="ce1">
            <text:p>AD</text:p>
          </table:table-cell>
          <table:table-cell office:value-type="string" office:value="BC" table:style-name="ce1">
            <text:p>BC</text:p>
          </table:table-cell>
          <table:table-cell office:value-type="string" office:value="BD" table:style-name="ce1">
            <text:p>BD</text:p>
          </table:table-cell>
          <table:table-cell office:value-type="string" office:value="CD" table:style-name="ce1">
            <text:p>CD</text:p>
          </table:table-cell>
          <table:table-cell office:value-type="string" office:value="ABC" table:style-name="ce1">
            <text:p>ABC</text:p>
          </table:table-cell>
          <table:table-cell office:value-type="string" office:value="ABD" table:style-name="ce1">
            <text:p>ABD</text:p>
          </table:table-cell>
          <table:table-cell office:value-type="string" office:value="ACD" table:style-name="ce1">
            <text:p>ACD</text:p>
          </table:table-cell>
          <table:table-cell office:value-type="string" office:value="BCD" table:style-name="ce1">
            <text:p>BCD</text:p>
          </table:table-cell>
          <table:table-cell office:value-type="string" office:value="ABCD" table:style-name="ce1">
            <text:p>ABCD</text:p>
          </table:table-cell>
          <table:table-cell office:value-type="string" office:value="y" table:style-name="ce1">
            <text:p>y</text:p>
          </table:table-cell>
          <table:table-cell office:value-type="string" office:value="sd" table:style-name="ce1">
            <text:p>sd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0.78" table:style-name="ce1">
            <text:p>0.78</text:p>
          </table:table-cell>
          <table:table-cell office:value-type="string" office:value="0.01" table:style-name="ce1">
            <text:p>0.01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0.79" table:style-name="ce1">
            <text:p>0.79</text:p>
          </table:table-cell>
          <table:table-cell office:value-type="string" office:value="0.00" table:style-name="ce1">
            <text:p>0.00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0.75" table:style-name="ce1">
            <text:p>0.75</text:p>
          </table:table-cell>
          <table:table-cell office:value-type="string" office:value="0.02" table:style-name="ce1">
            <text:p>0.0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0.78" table:style-name="ce1">
            <text:p>0.78</text:p>
          </table:table-cell>
          <table:table-cell office:value-type="string" office:value="0.01" table:style-name="ce1">
            <text:p>0.01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0.77" table:style-name="ce1">
            <text:p>0.77</text:p>
          </table:table-cell>
          <table:table-cell office:value-type="string" office:value="0.01" table:style-name="ce1">
            <text:p>0.01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0.79" table:style-name="ce1">
            <text:p>0.79</text:p>
          </table:table-cell>
          <table:table-cell office:value-type="string" office:value="0.00" table:style-name="ce1">
            <text:p>0.00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0.75" table:style-name="ce1">
            <text:p>0.75</text:p>
          </table:table-cell>
          <table:table-cell office:value-type="string" office:value="0.02" table:style-name="ce1">
            <text:p>0.0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0.78" table:style-name="ce1">
            <text:p>0.78</text:p>
          </table:table-cell>
          <table:table-cell office:value-type="string" office:value="0.01" table:style-name="ce1">
            <text:p>0.01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0.79" table:style-name="ce1">
            <text:p>0.79</text:p>
          </table:table-cell>
          <table:table-cell office:value-type="string" office:value="0.00" table:style-name="ce1">
            <text:p>0.00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0.79" table:style-name="ce1">
            <text:p>0.79</text:p>
          </table:table-cell>
          <table:table-cell office:value-type="string" office:value="0.00" table:style-name="ce1">
            <text:p>0.00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0.80" table:style-name="ce1">
            <text:p>0.80</text:p>
          </table:table-cell>
          <table:table-cell office:value-type="string" office:value="0.01" table:style-name="ce1">
            <text:p>0.01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0.80" table:style-name="ce1">
            <text:p>0.80</text:p>
          </table:table-cell>
          <table:table-cell office:value-type="string" office:value="0.01" table:style-name="ce1">
            <text:p>0.01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0.79" table:style-name="ce1">
            <text:p>0.79</text:p>
          </table:table-cell>
          <table:table-cell office:value-type="string" office:value="0.01" table:style-name="ce1">
            <text:p>0.01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0.79" table:style-name="ce1">
            <text:p>0.79</text:p>
          </table:table-cell>
          <table:table-cell office:value-type="string" office:value="0.00" table:style-name="ce1">
            <text:p>0.00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0.81" table:style-name="ce1">
            <text:p>0.81</text:p>
          </table:table-cell>
          <table:table-cell office:value-type="string" office:value="0.01" table:style-name="ce1">
            <text:p>0.01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0.80" table:style-name="ce1">
            <text:p>0.80</text:p>
          </table:table-cell>
          <table:table-cell office:value-type="string" office:value="0.01" table:style-name="ce1">
            <text:p>0.01</text:p>
          </table:table-cell>
        </table:table-row>
        <table:table-row>
          <table:table-cell office:value-type="string" office:value="0.01" table:style-name="ce1">
            <text:p>0.01</text:p>
          </table:table-cell>
          <table:table-cell office:value-type="string" office:value="0.00" table:style-name="ce1">
            <text:p>0.00</text:p>
          </table:table-cell>
          <table:table-cell office:value-type="string" office:value="0.00" table:style-name="ce1">
            <text:p>0.00</text:p>
          </table:table-cell>
          <table:table-cell office:value-type="string" office:value="0.01" table:style-name="ce1">
            <text:p>0.01</text:p>
          </table:table-cell>
          <table:table-cell office:value-type="string" office:value="0.00" table:style-name="ce1">
            <text:p>0.00</text:p>
          </table:table-cell>
          <table:table-cell office:value-type="string" office:value="-0.00" table:style-name="ce1">
            <text:p>-0.00</text:p>
          </table:table-cell>
          <table:table-cell office:value-type="string" office:value="-0.01" table:style-name="ce1">
            <text:p>-0.01</text:p>
          </table:table-cell>
          <table:table-cell office:value-type="string" office:value="0.00" table:style-name="ce1">
            <text:p>0.00</text:p>
          </table:table-cell>
          <table:table-cell office:value-type="string" office:value="0.01" table:style-name="ce1">
            <text:p>0.01</text:p>
          </table:table-cell>
          <table:table-cell office:value-type="string" office:value="0.00" table:style-name="ce1">
            <text:p>0.00</text:p>
          </table:table-cell>
          <table:table-cell office:value-type="string" office:value="-0.00" table:style-name="ce1">
            <text:p>-0.00</text:p>
          </table:table-cell>
          <table:table-cell office:value-type="string" office:value="-0.00" table:style-name="ce1">
            <text:p>-0.00</text:p>
          </table:table-cell>
          <table:table-cell office:value-type="string" office:value="-0.00" table:style-name="ce1">
            <text:p>-0.00</text:p>
          </table:table-cell>
          <table:table-cell office:value-type="string" office:value="0.00" table:style-name="ce1">
            <text:p>0.00</text:p>
          </table:table-cell>
          <table:table-cell office:value-type="string" office:value="0.00" table:style-name="ce1">
            <text:p>0.00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  <table:table-row>
          <table:table-cell office:value-type="string" office:value=" 10.22% " table:style-name="ce1">
            <text:p> 10.22% </text:p>
          </table:table-cell>
          <table:table-cell office:value-type="string" office:value=" 0.05% " table:style-name="ce1">
            <text:p> 0.05% </text:p>
          </table:table-cell>
          <table:table-cell office:value-type="string" office:value=" 0.10% " table:style-name="ce1">
            <text:p> 0.10% </text:p>
          </table:table-cell>
          <table:table-cell office:value-type="string" office:value=" 45.44% " table:style-name="ce1">
            <text:p> 45.44% </text:p>
          </table:table-cell>
          <table:table-cell office:value-type="string" office:value=" 0.85% " table:style-name="ce1">
            <text:p> 0.85% </text:p>
          </table:table-cell>
          <table:table-cell office:value-type="string" office:value=" 0.32% " table:style-name="ce1">
            <text:p> 0.32% </text:p>
          </table:table-cell>
          <table:table-cell office:value-type="string" office:value=" 12.35% " table:style-name="ce1">
            <text:p> 12.35% </text:p>
          </table:table-cell>
          <table:table-cell office:value-type="string" office:value=" 0.63% " table:style-name="ce1">
            <text:p> 0.63% </text:p>
          </table:table-cell>
          <table:table-cell office:value-type="string" office:value=" 25.19% " table:style-name="ce1">
            <text:p> 25.19% </text:p>
          </table:table-cell>
          <table:table-cell office:value-type="string" office:value=" 0.34% " table:style-name="ce1">
            <text:p> 0.34% </text:p>
          </table:table-cell>
          <table:table-cell office:value-type="string" office:value=" 1.10% " table:style-name="ce1">
            <text:p> 1.10% </text:p>
          </table:table-cell>
          <table:table-cell office:value-type="string" office:value=" 3.21% " table:style-name="ce1">
            <text:p> 3.21% </text:p>
          </table:table-cell>
          <table:table-cell office:value-type="string" office:value=" 0.00% " table:style-name="ce1">
            <text:p> 0.00% </text:p>
          </table:table-cell>
          <table:table-cell office:value-type="string" office:value=" 0.19% " table:style-name="ce1">
            <text:p> 0.19% </text:p>
          </table:table-cell>
          <table:table-cell office:value-type="string" office:value=" 0.01% " table:style-name="ce1">
            <text:p> 0.01% 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